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imbus Sans" svg:font-family="'Nimbus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1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Sans1" fo:font-size="12pt" fo:font-weight="normal" officeooo:rsid="000e930a" officeooo:paragraph-rsid="000e930a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Nimbus Sans1" fo:font-size="12pt" fo:font-weight="normal" officeooo:rsid="00129814" officeooo:paragraph-rsid="00129814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style:font-name="Nimbus Sans1" fo:font-size="12pt" fo:font-weight="normal" officeooo:rsid="00129814" officeooo:paragraph-rsid="00129814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Nimbus Sans1" fo:font-size="12pt" fo:font-weight="normal" officeooo:rsid="000e930a" officeooo:paragraph-rsid="000e930a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Nimbus Sans1" fo:font-size="12pt" fo:font-weight="normal" officeooo:rsid="000e930a" officeooo:paragraph-rsid="00129814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Nimbus Sans1" fo:font-size="16pt" fo:font-weight="bold" officeooo:rsid="00129814" officeooo:paragraph-rsid="00129814" style:font-size-asian="16pt" style:font-weight-asian="bold" style:font-size-complex="16pt" style:font-weight-complex="bold"/>
    </style:style>
    <style:style style:name="T1" style:family="text">
      <style:text-properties officeooo:rsid="00101837"/>
    </style:style>
    <style:style style:name="T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fo:font-style="italic" fo:font-weight="normal" officeooo:rsid="000e930a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officeooo:rsid="001298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arinara Sauce</text:p>
      <text:p text:style-name="P6"><text:span text:style-name="T3">from </text:span><text:span text:style-name="T2">Bill Warman</text:span></text:p>
      <text:p text:style-name="P1"/>
      <text:p text:style-name="P5"><text:span text:style-name="T4">1 T</text:span><text:span text:style-name="T1">.</text:span><text:tab/><text:tab/><text:span text:style-name="T4">Olive oil, extra-virgin</text:span></text:p>
      <text:p text:style-name="P2">½ med.<text:tab/>Onion, finely diced</text:p>
      <text:p text:style-name="P2">3 clvs.<text:tab/><text:tab/>Garlic, minced</text:p>
      <text:p text:style-name="P5"><text:span text:style-name="T4">1</text:span><text:span text:style-name="T1"> T</text:span>.<text:tab/><text:tab/><text:span text:style-name="T4">Italian herbs, dried</text:span></text:p>
      <text:p text:style-name="P2">14 oz.<text:tab/><text:tab/>Tomato sauce</text:p>
      <text:p text:style-name="P1"><text:span text:style-name="T4">1</text:span><text:span text:style-name="T1"> c.</text:span><text:tab/><text:tab/><text:span text:style-name="T4">Red wine</text:span></text:p>
      <text:p text:style-name="P1"><text:span text:style-name="T4">1</text:span><text:span text:style-name="T1"> T</text:span>.<text:tab/><text:tab/><text:span text:style-name="T4">Honey</text:span></text:p>
      <text:p text:style-name="P2">equal amounts of salt and pepper to taste</text:p>
      <text:p text:style-name="P1"/>
      <text:list xml:id="list2202864793" text:style-name="L1">
        <text:list-item>
          <text:p text:style-name="P3">Heat the olive oil in a sauce pan.</text:p>
        </text:list-item>
        <text:list-item>
          <text:p text:style-name="P3">Saute the onion until soft.</text:p>
        </text:list-item>
        <text:list-item>
          <text:p text:style-name="P3">Add garlic and herbs and saute for 30 seconds or until soft.</text:p>
        </text:list-item>
        <text:list-item>
          <text:p text:style-name="P3">Add wine, honey, and tomato sauce.</text:p>
        </text:list-item>
        <text:list-item>
          <text:p text:style-name="P3">Season to taste with salt and pepper.</text:p>
        </text:list-item>
        <text:list-item>
          <text:p text:style-name="P3">Bring to boil and reduce to simmer.</text:p>
        </text:list-item>
        <text:list-item>
          <text:p text:style-name="P3">Cover with lid askew and simmer for 60 minut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imbus Sans" svg:font-family="'Nimbus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1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1:07:56.049990266</meta:creation-date>
    <dc:date>2022-07-12T17:43:21.158192783</dc:date>
    <meta:editing-duration>PT31M3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04" meta:character-count="501" meta:non-whitespace-character-count="415"/>
  </office:meta>
</office:document-meta>
</file>